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D0000011DA85322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001cm"/>
          <style:tab-stop style:position="12.002cm"/>
        </style:tab-stops>
      </style:paragraph-properties>
    </style:style>
    <style:style style:name="P2" style:family="paragraph" style:parent-style-name="Footer">
      <style:paragraph-properties fo:margin-left="0cm" fo:margin-right="0.635cm" fo:text-indent="0cm" style:auto-text-indent="false"/>
      <style:text-properties fo:language="eu" fo:country="none" style:language-asian="en" style:country-asian="US"/>
    </style:style>
    <style:style style:name="P3" style:family="paragraph" style:parent-style-name="Footer">
      <style:paragraph-properties fo:margin-left="0cm" fo:margin-right="0.635cm" fo:text-indent="0cm" style:auto-text-indent="false"/>
      <style:text-properties style:font-name="Palatino Linotype" fo:language="eu" fo:country="none" fo:font-weight="bold" style:font-weight-asian="bold" style:font-name-complex="Palatino Linotype"/>
    </style:style>
    <style:style style:name="P4" style:family="paragraph" style:parent-style-name="Standard">
      <style:paragraph-properties fo:margin-left="0.635cm" fo:margin-right="0cm" fo:margin-top="0.176cm" fo:margin-bottom="0.423cm" style:contextual-spacing="false" fo:hyphenation-ladder-count="no-limit" fo:text-indent="0cm" style:auto-text-indent="false"/>
      <style:text-properties style:font-name="Palatino Linotype" fo:language="eu" fo:country="none" style:font-name-complex="Palatino Linotype" style:font-size-complex="12pt" fo:hyphenate="true" fo:hyphenation-remain-char-count="2" fo:hyphenation-push-char-count="2"/>
    </style:style>
    <style:style style:name="P5" style:family="paragraph" style:parent-style-name="Standard">
      <style:text-properties style:font-name="Palatino Linotype" fo:font-size="12pt" fo:language="eu" fo:country="none" fo:font-weight="bold" style:font-size-asian="12pt" style:font-weight-asian="bold" style:font-name-complex="Palatino Linotype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Palatino Linotype" fo:font-size="12pt" fo:language="eu" fo:country="none" fo:font-weight="bold" officeooo:rsid="001c8a97" officeooo:paragraph-rsid="001c8a97" style:font-size-asian="12pt" style:font-weight-asian="bold" style:font-name-complex="Palatino Linotype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Palatino Linotype" fo:font-size="12pt" fo:language="eu" fo:country="none" fo:font-weight="bold" officeooo:rsid="001c8a97" officeooo:paragraph-rsid="001c8a97" style:font-size-asian="12pt" style:font-weight-asian="bold" style:font-name-complex="Palatino Linotype" style:font-size-complex="12pt"/>
    </style:style>
    <style:style style:name="P8" style:family="paragraph" style:parent-style-name="Standard" style:list-style-name="L1">
      <style:text-properties style:font-name="Palatino Linotype" fo:font-size="12pt" fo:language="eu" fo:country="none" fo:font-weight="normal" officeooo:rsid="001c8a97" officeooo:paragraph-rsid="001c8a97" style:font-size-asian="12pt" style:font-weight-asian="normal" style:font-name-complex="Palatino Linotype" style:font-size-complex="12pt" style:font-weight-complex="normal"/>
    </style:style>
    <style:style style:name="P9" style:family="paragraph" style:parent-style-name="Standard" style:list-style-name="WW8Num13">
      <style:paragraph-properties fo:margin-top="0.176cm" fo:margin-bottom="0.176cm" style:contextual-spacing="false" fo:hyphenation-ladder-count="no-limit"/>
      <style:text-properties style:font-name="Palatino Linotype" fo:language="eu" fo:country="none" style:font-name-complex="Palatino Linotype" style:font-size-complex="12pt" fo:hyphenate="true" fo:hyphenation-remain-char-count="2" fo:hyphenation-push-char-count="2"/>
    </style:style>
    <style:style style:name="P10" style:family="paragraph" style:parent-style-name="Standard" style:list-style-name="WW8Num13">
      <style:paragraph-properties fo:margin-top="0.176cm" fo:margin-bottom="0.176cm" style:contextual-spacing="false" fo:hyphenation-ladder-count="no-limit"/>
      <style:text-properties style:font-name="Palatino Linotype" fo:language="eu" fo:country="none" officeooo:paragraph-rsid="0021ddb4" style:font-name-complex="Palatino Linotype" style:font-size-complex="12pt" fo:hyphenate="true" fo:hyphenation-remain-char-count="2" fo:hyphenation-push-char-count="2"/>
    </style:style>
    <style:style style:name="P11" style:family="paragraph" style:parent-style-name="Standard" style:list-style-name="WW8Num13">
      <style:paragraph-properties fo:margin-top="0.176cm" fo:margin-bottom="0.176cm" style:contextual-spacing="false" fo:hyphenation-ladder-count="no-limit"/>
      <style:text-properties style:font-name="Palatino Linotype" fo:language="eu" fo:country="none" officeooo:paragraph-rsid="001c8a97" style:font-name-complex="Palatino Linotype" style:font-size-complex="12pt" fo:hyphenate="true" fo:hyphenation-remain-char-count="2" fo:hyphenation-push-char-count="2"/>
    </style:style>
    <style:style style:name="P12" style:family="paragraph" style:parent-style-name="Standard" style:list-style-name="WW8Num13">
      <style:paragraph-properties fo:margin-top="0.176cm" fo:margin-bottom="0.176cm" style:contextual-spacing="false" fo:hyphenation-ladder-count="no-limit"/>
      <style:text-properties style:font-name="Palatino Linotype" fo:language="eu" fo:country="none" officeooo:paragraph-rsid="001facbb" style:font-name-complex="Palatino Linotype" style:font-size-complex="12pt" fo:hyphenate="true" fo:hyphenation-remain-char-count="2" fo:hyphenation-push-char-count="2"/>
    </style:style>
    <style:style style:name="P13" style:family="paragraph" style:parent-style-name="Standard" style:list-style-name="WW8Num13">
      <style:paragraph-properties fo:margin-top="0.176cm" fo:margin-bottom="0.176cm" style:contextual-spacing="false" fo:hyphenation-ladder-count="no-limit"/>
      <style:text-properties style:font-name="Palatino Linotype" fo:language="eu" fo:country="none" officeooo:rsid="00251148" officeooo:paragraph-rsid="00251148" style:font-name-complex="Palatino Linotype" style:font-size-complex="12pt" fo:hyphenate="true" fo:hyphenation-remain-char-count="2" fo:hyphenation-push-char-count="2"/>
    </style:style>
    <style:style style:name="P14" style:family="paragraph" style:parent-style-name="Standard" style:list-style-name="WW8Num13">
      <style:paragraph-properties fo:margin-top="0.176cm" fo:margin-bottom="0.176cm" style:contextual-spacing="false" fo:hyphenation-ladder-count="no-limit"/>
      <style:text-properties style:font-name="Palatino Linotype" fo:language="eu" fo:country="none" officeooo:rsid="001facbb" officeooo:paragraph-rsid="001facbb" style:font-name-complex="Palatino Linotype" style:font-size-complex="12pt" fo:hyphenate="true" fo:hyphenation-remain-char-count="2" fo:hyphenation-push-char-count="2"/>
    </style:style>
    <style:style style:name="P15" style:family="paragraph" style:parent-style-name="Standard" style:list-style-name="WW8Num13">
      <style:paragraph-properties fo:margin-top="0.176cm" fo:margin-bottom="0.423cm" style:contextual-spacing="false" fo:hyphenation-ladder-count="no-limit"/>
      <style:text-properties style:font-name="Palatino Linotype" fo:language="eu" fo:country="none" style:font-name-complex="Palatino Linotype" style:font-size-complex="12pt" fo:hyphenate="true" fo:hyphenation-remain-char-count="2" fo:hyphenation-push-char-count="2"/>
    </style:style>
    <style:style style:name="P16" style:family="paragraph" style:parent-style-name="Standard" style:list-style-name="WW8Num13">
      <style:paragraph-properties fo:margin-top="0.176cm" fo:margin-bottom="0.423cm" style:contextual-spacing="false" fo:hyphenation-ladder-count="no-limit"/>
      <style:text-properties style:font-name="Palatino Linotype" fo:language="eu" fo:country="none" officeooo:paragraph-rsid="0021ddb4" style:font-name-complex="Palatino Linotype" style:font-size-complex="12pt" fo:hyphenate="true" fo:hyphenation-remain-char-count="2" fo:hyphenation-push-char-count="2"/>
    </style:style>
    <style:style style:name="P17" style:family="paragraph" style:parent-style-name="Standard" style:list-style-name="WW8Num13">
      <style:paragraph-properties fo:margin-top="0.176cm" fo:margin-bottom="0.423cm" style:contextual-spacing="false" fo:hyphenation-ladder-count="no-limit"/>
      <style:text-properties style:font-name="Palatino Linotype" fo:language="eu" fo:country="none" officeooo:rsid="0021ddb4" officeooo:paragraph-rsid="0021ddb4" style:font-name-complex="Palatino Linotype" style:font-size-complex="12pt" fo:hyphenate="true" fo:hyphenation-remain-char-count="2" fo:hyphenation-push-char-count="2"/>
    </style:style>
    <style:style style:name="P18" style:family="paragraph" style:parent-style-name="Standard" style:list-style-name="WW8Num13">
      <style:paragraph-properties fo:margin-top="0.176cm" fo:margin-bottom="0.423cm" style:contextual-spacing="false" fo:hyphenation-ladder-count="no-limit"/>
      <style:text-properties style:font-name="Palatino Linotype" fo:language="eu" fo:country="none" officeooo:rsid="001c8a97" officeooo:paragraph-rsid="0021ddb4" style:font-name-complex="Palatino Linotype" style:font-size-complex="12pt" fo:hyphenate="true" fo:hyphenation-remain-char-count="2" fo:hyphenation-push-char-count="2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="Palatino Linotype" fo:language="eu" fo:country="none" fo:font-weight="bold" style:font-weight-asian="bold" style:font-name-complex="Palatino Linotype"/>
    </style:style>
    <style:style style:name="T2" style:family="text">
      <style:text-properties style:font-name="Palatino Linotype" fo:language="eu" fo:country="none" fo:font-weight="bold" officeooo:rsid="0021ddb4" style:font-weight-asian="bold" style:font-name-complex="Palatino Linotype"/>
    </style:style>
    <style:style style:name="T3" style:family="text">
      <style:text-properties style:font-name="Palatino Linotype" fo:language="eu" fo:country="none" fo:font-weight="bold" style:font-name-asian="Palatino Linotype" style:font-weight-asian="bold" style:font-name-complex="Palatino Linotype"/>
    </style:style>
    <style:style style:name="T4" style:family="text">
      <style:text-properties style:font-name="Palatino Linotype" fo:font-weight="bold" style:font-weight-asian="bold" style:font-name-complex="Palatino Linotype"/>
    </style:style>
    <style:style style:name="T5" style:family="text">
      <style:text-properties officeooo:rsid="001c8a97"/>
    </style:style>
    <style:style style:name="T6" style:family="text">
      <style:text-properties officeooo:rsid="0023cc17"/>
    </style:style>
    <style:style style:name="T7" style:family="text">
      <style:text-properties officeooo:rsid="001facbb"/>
    </style:style>
    <style:style style:name="T8" style:family="text">
      <style:text-properties officeooo:rsid="0021ddb4"/>
    </style:style>
    <style:style style:name="T9" style:family="text">
      <style:text-properties officeooo:rsid="0026ff55"/>
    </style:style>
    <style:style style:name="T10" style:family="text">
      <style:text-properties officeooo:rsid="0027e896"/>
    </style:style>
    <style:style style:name="T11" style:family="text">
      <style:text-properties fo:font-weight="bold" officeooo:rsid="0026ff55" style:font-weight-asian="bold" style:font-weight-complex="bold"/>
    </style:style>
    <style:style style:name="T12" style:family="text">
      <style:text-properties fo:font-weight="bold" officeooo:rsid="001c8a97" style:font-weight-asian="bold" style:font-weight-complex="bold"/>
    </style:style>
    <style:style style:name="T13" style:family="text">
      <style:text-properties fo:font-weight="bold" officeooo:rsid="0027e896" style:font-weight-asian="bold" style:font-weight-complex="bold"/>
    </style:style>
    <style:style style:name="T14" style:family="text">
      <style:text-properties fo:font-weight="bold" officeooo:rsid="0029c244" style:font-weight-asian="bold" style:font-weight-complex="bold"/>
    </style:style>
    <style:style style:name="T15" style:family="text">
      <style:text-properties fo:font-weight="bold" officeooo:rsid="002a0abf" style:font-weight-asian="bold" style:font-weight-complex="bold"/>
    </style:style>
    <style:style style:name="T16" style:family="text">
      <style:text-properties fo:font-weight="bold" officeooo:rsid="002a8a09" style:font-weight-asian="bold" style:font-weight-complex="bold"/>
    </style:style>
    <style:style style:name="T17" style:family="text">
      <style:text-properties fo:font-weight="bold" officeooo:rsid="002bfbad" style:font-weight-asian="bold" style:font-weight-complex="bold"/>
    </style:style>
    <style:style style:name="T18" style:family="text">
      <style:text-properties fo:font-weight="bold" officeooo:rsid="002c0121" style:font-weight-asian="bold" style:font-weight-complex="bold"/>
    </style:style>
    <style:style style:name="T19" style:family="text">
      <style:text-properties officeooo:rsid="0029c244"/>
    </style:style>
    <style:style style:name="T20" style:family="text">
      <style:text-properties officeooo:rsid="002a0abf"/>
    </style:style>
    <style:style style:name="T21" style:family="text">
      <style:text-properties officeooo:rsid="002a8a09"/>
    </style:style>
    <style:style style:name="T22" style:family="text">
      <style:text-properties officeooo:rsid="002bfbad"/>
    </style:style>
    <style:style style:name="T23" style:family="text">
      <style:text-properties officeooo:rsid="002c0121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lmen gunea (<text:span text:style-name="T8">2</text:span>)</text:p>
      <text:p text:style-name="P6"/>
      <text:list xml:id="list5759088048236794265" text:style-name="L1">
        <text:list-item>
          <text:p text:style-name="P8"><text:span text:style-name="T8">Erabiltzaileen atala</text:span>.</text:p>
          <text:p text:style-name="P8"/>
        </text:list-item>
      </text:list>
      <text:p text:style-name="P5"/>
      <text:p text:style-name="P5">Egindako lanaren laburpena</text:p>
      <text:p text:style-name="P4">Izen-deiturak : <text:span text:style-name="T11">Luis Tellabide Alberdi</text:span></text:p>
      <text:list xml:id="list2324751876148883175" text:style-name="WW8Num13">
        <text:list-item>
          <text:p text:style-name="P10"><text:span text:style-name="T8">Erregistratzea</text:span>:</text:p>
          <text:list>
            <text:list-item>
              <text:p text:style-name="P9"><text:span text:style-name="T8">Lortu da erabiltzaileak erregistratzea</text:span>? <text:span text:style-name="T5">Ezezkoan, zein izan da arazoa? </text:span><text:span text:style-name="T12">Bai.</text:span></text:p>
            </text:list-item>
            <text:list-item>
              <text:p text:style-name="P15">Zer<text:span text:style-name="T5">bait geratu da egin gabe</text:span>? <text:span text:style-name="T13">Ez.</text:span></text:p>
            </text:list-item>
            <text:list-item>
              <text:p text:style-name="P15">Oharrak </text:p>
            </text:list-item>
          </text:list>
        </text:list-item>
        <text:list-item>
          <text:p text:style-name="P11"><text:span text:style-name="T8">Login:</text:span> </text:p>
          <text:list>
            <text:list-item>
              <text:p text:style-name="P10"><text:span text:style-name="T8">Lortu da erabiltzaileen sarrera kontrolatzea</text:span>? <text:span text:style-name="T5">Ezezkoan, zein izan da arazoa? </text:span><text:span text:style-name="T12">Bai.</text:span></text:p>
            </text:list-item>
            <text:list-item>
              <text:p text:style-name="P16">Zer<text:span text:style-name="T5">bait geratu da egin gabe</text:span>? <text:span text:style-name="T14">Ez.</text:span></text:p>
            </text:list-item>
            <text:list-item>
              <text:p text:style-name="P16">Oharrak </text:p>
            </text:list-item>
          </text:list>
        </text:list-item>
        <text:list-item>
          <text:p text:style-name="P17">Logout</text:p>
          <text:list>
            <text:list-item>
              <text:p text:style-name="P10"><text:span text:style-name="T8">Lortu da saioaren bukaera kontrolatzea</text:span>? <text:span text:style-name="T5">Ezezkoan, zein izan da arazoa? </text:span><text:span text:style-name="T12">Bai.</text:span></text:p>
            </text:list-item>
            <text:list-item>
              <text:p text:style-name="P16">Zer<text:span text:style-name="T5">bait geratu da egin gabe</text:span>? <text:span text:style-name="T15">Ez.</text:span></text:p>
            </text:list-item>
            <text:list-item>
              <text:p text:style-name="P18">Oharrak </text:p>
            </text:list-item>
          </text:list>
        </text:list-item>
        <text:list-item>
          <text:p text:style-name="P13">Saioaren kontrola landu da? <text:span text:style-name="T16">Bai.</text:span></text:p>
        </text:list-item>
        <text:list-item>
          <text:p text:style-name="P13">Nabarmentzekoak</text:p>
        </text:list-item>
        <text:list-item>
          <text:p text:style-name="P14">Gutxi gorabehera, zenbat denbora dedikatu diozu laborategi honi? <text:span text:style-name="T17">3'5h</text:span></text:p>
        </text:list-item>
        <text:list-item>
          <text:p text:style-name="P12"><text:span text:style-name="T7">Baloratu 1etik (oso erraza) 5era (oso zaila) laborategi honen zailtasuna.</text:span> <text:span text:style-name="T18">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New York" style:font-family-complex="'New York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style:contextual-spacing="false" style:line-height-at-least="0.635cm" fo:text-align="center" style:justify-single-word="false" fo:keep-with-next="always"/>
      <style:text-properties fo:font-size="14pt" fo:font-weight="bold" style:font-size-asian="14pt" style:font-weight-asian="bold"/>
    </style:style>
    <style:style style:name="Izenburua" style:family="paragraph" style:parent-style-name="Standard" style:next-style-name="Text_20_body">
      <style:paragraph-properties fo:margin-top="0.423cm" fo:margin-bottom="0.212cm" style:contextual-spacing="false" fo:line-height="150%" fo:keep-with-next="always"/>
      <style:text-properties style:font-name="Palatino Linotype" fo:font-family="'Palatino Linotype'" style:font-family-generic="roman" style:font-pitch="variable" fo:language="eu" fo:country="none" fo:font-weight="bold" style:font-name-asian="DejaVu Sans1" style:font-family-asian="'DejaVu Sans'" style:font-family-generic-asian="swiss" style:font-pitch-asian="variable" style:language-asian="ja" style:country-asian="JP" style:font-weight-asian="bold" style:font-name-complex="DejaVu Sans1" style:font-family-complex="'DejaVu Sans'" style:font-family-generic-complex="swiss" style:font-pitch-complex="variable" style:font-size-complex="12pt"/>
    </style:style>
    <style:style style:name="Epigrafe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izea" style:family="paragraph" style:parent-style-name="Standard">
      <style:paragraph-properties text:number-lines="false" text:line-number="0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apa_20_del_20_documento1" style:display-name="Mapa del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left="0.132cm" fo:margin-right="0.132cm" fo:margin-top="0.053cm" fo:margin-bottom="0.053cm" style:contextual-spacing="false" fo:text-indent="0cm" style:auto-text-indent="false"/>
      <style:text-properties style:font-name="Verdana" fo:font-family="Verdana" style:font-family-generic="swiss" style:font-pitch="variable" fo:font-size="10pt" fo:language="es" fo:country="E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zenburua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 style:text-autospace="none"/>
      <style:text-properties style:font-name="Palatino Linotype" fo:font-family="'Palatino Linotype'" style:font-family-generic="roman" style:font-pitch="variable" fo:language="eu" fo:country="none" fo:font-weight="bold" style:font-name-asian="MS Mincho" style:font-family-asian="'MS Mincho', 'Arial Unicode MS'" style:font-family-generic-asian="roman" style:language-asian="ja" style:country-asian="JP" style:font-weight-asian="bold" style:font-name-complex="Arial" style:font-family-complex="Arial" style:font-family-generic-complex="swiss" style:font-pitch-complex="variable" style:font-size-complex="12pt" fo:hyphenate="true" fo:hyphenation-remain-char-count="2" fo:hyphenation-push-char-count="2"/>
    </style:style>
    <style:style style:name="puntua" style:family="paragraph" style:parent-style-name="Standard" style:list-style-name="WW8Num9">
      <style:paragraph-properties fo:margin-top="0cm" fo:margin-bottom="0.212cm" style:contextual-spacing="false" fo:line-height="150%" fo:text-align="justify" style:justify-single-word="false" fo:hyphenation-ladder-count="no-limit" style:text-autospace="none"/>
      <style:text-properties style:font-name="Palatino Linotype" fo:font-family="'Palatino Linotype'" style:font-family-generic="roman" style:font-pitch="variable" fo:language="eu" fo:country="none" style:font-name-asian="MS Mincho" style:font-family-asian="'MS Mincho', 'Arial Unicode MS'" style:font-family-generic-asian="roman" style:language-asian="ja" style:country-asian="JP" style:font-name-complex="Arial" style:font-family-complex="Arial" style:font-family-generic-complex="swiss" style:font-pitch-complex="variable" style:font-size-complex="12pt" fo:hyphenate="true" fo:hyphenation-remain-char-count="2" fo:hyphenation-push-char-count="2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fo:language="eu" fo:country="none" style:font-name-complex="Times New Roman" style:font-family-complex="'Times New Roman'" style:font-family-generic-complex="roman" style:font-pitch-complex="variable" style:font-size-complex="12pt"/>
    </style:style>
    <style:style style:name="WW8Num13z1" style:family="text">
      <style:text-properties style:font-name="Courier New" fo:font-family="'Courier New'" style:font-family-generic="modern" fo:font-size="10pt" fo:language="eu" fo:country="none" style:font-size-asian="10pt" style:font-name-complex="Courier New" style:font-family-complex="'Courier New'" style:font-family-generic-complex="modern" style:font-size-complex="12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árrafo_20_predeter.1" style:display-name="Fuente de párrafo predeter.1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nolink" style:family="text" style:parent-style-name="Fuente_20_de_20_párrafo_20_predeter."/>
    <style:style style:name="label" style:family="text" style:parent-style-name="Fuente_20_de_20_párrafo_20_predeter."/>
    <style:style style:name="Page_20_Number" style:display-name="Page Number" style:family="text" style:parent-style-name="Fuente_20_de_20_párrafo_20_predeter."/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7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Times New Roman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7z6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001cm"/>
          <style:tab-stop style:position="12.002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fo:margin-left="0cm" fo:margin-right="0.635cm" fo:text-indent="0cm" style:auto-text-indent="false"/>
      <style:text-properties fo:language="eu" fo:country="none" style:language-asian="en" style:country-asian="US"/>
    </style:style>
    <style:style style:name="MP4" style:family="paragraph" style:parent-style-name="Footer">
      <style:paragraph-properties fo:margin-left="0cm" fo:margin-right="0.635cm" fo:text-indent="0cm" style:auto-text-indent="false"/>
      <style:text-properties style:font-name="Palatino Linotype" fo:language="eu" fo:country="none" fo:font-weight="bold" style:font-weight-asian="bold" style:font-name-complex="Palatino Linotype"/>
    </style:style>
    <style:style style:name="MT1" style:family="text">
      <style:text-properties style:font-name="Palatino Linotype" fo:language="eu" fo:country="none" fo:font-weight="bold" style:font-weight-asian="bold" style:font-name-complex="Palatino Linotype"/>
    </style:style>
    <style:style style:name="MT2" style:family="text">
      <style:text-properties style:font-name="Palatino Linotype" fo:language="eu" fo:country="none" fo:font-weight="bold" style:font-name-asian="Palatino Linotype" style:font-weight-asian="bold" style:font-name-complex="Palatino Linotype"/>
    </style:style>
    <style:style style:name="MT3" style:family="text">
      <style:text-properties style:font-name="Palatino Linotype" fo:language="eu" fo:country="none" fo:font-weight="bold" officeooo:rsid="0021ddb4" style:font-weight-asian="bold" style:font-name-complex="Palatino Linotype"/>
    </style:style>
    <style:style style:name="MT4" style:family="text">
      <style:text-properties style:font-name="Palatino Linotype" fo:font-weight="bold" style:font-weight-asian="bold" style:font-name-complex="Palatino Linotype"/>
    </style:style>
    <style:style style:name="MT5" style:family="text">
      <style:text-properties officeooo:rsid="001c8a97"/>
    </style:style>
    <style:style style:name="MT6" style:family="text">
      <style:text-properties officeooo:rsid="0023cc17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.96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87cm" fo:margin-left="0cm" fo:margin-right="0cm" fo:margin-bottom="2.088cm" style:dynamic-spacing="true"/>
      </style:header-style>
      <style:footer-style>
        <style:header-footer-properties fo:min-height="0.54cm" fo:margin-left="0cm" fo:margin-right="0cm" fo:margin-top="0.44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graphics1" text:anchor-type="as-char" svg:width="3.062cm" svg:height="1.289cm" draw:z-index="1"><draw:image xlink:href="Pictures/100000000000029D0000011DA85322BF.png" xlink:type="simple" xlink:show="embed" xlink:actuate="onLoad"/></draw:frame></text:span><text:span text:style-name="MT2"> </text:span><text:span text:style-name="MT1"><text:tab/></text:span><text:span text:style-name="MT3">7</text:span><draw:line text:anchor-type="char" draw:z-index="2" draw:style-name="Mgr1" draw:text-style-name="MP2" svg:x1="-0.069cm" svg:y1="1.508cm" svg:x2="17.05cm" svg:y2="1.508cm"><text:p/></draw:line><text:span text:style-name="MT4">. laborategia<text:tab/></text:span></text:p>
      </style:header>
      <style:footer>
        <text:p text:style-name="MP3"><draw:line text:anchor-type="char" draw:z-index="3" draw:style-name="Mgr1" draw:text-style-name="MP2" svg:x1="-0.101cm" svg:y1="0.229cm" svg:x2="17.018cm" svg:y2="0.229cm"><text:p/></draw:line></text:p>
        <text:p text:style-name="MP4"><draw:frame draw:style-name="Mfr2" draw:name="Frame1" text:anchor-type="paragraph" svg:x="18.708cm" svg:y="0.893cm" draw:z-index="0"><draw:text-box fo:min-height="0.058cm" fo:min-width="0.041cm"><text:p text:style-name="Footer"><text:span text:style-name="Page_20_Number"><text:span text:style-name="MT4"><text:page-number text:select-page="current">1</text:page-number></text:span></text:span></text:p></draw:text-box></draw:frame><text:span text:style-name="MT5">Softwarea Garatzeko Tresna Aurreratuak</text:span> (201<text:span text:style-name="MT6">4</text:span>-201<text:span text:style-name="MT6">5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urpena</dc:title>
    <meta:initial-creator>Xabier Arregi</meta:initial-creator>
    <meta:creation-date>2012-12-04T13:13:00</meta:creation-date>
    <dc:date>2015-05-14T12:16:05.167651342</dc:date>
    <meta:print-date>2009-09-18T17:45:00</meta:print-date>
    <meta:editing-cycles>20</meta:editing-cycles>
    <meta:editing-duration>PT20M30S</meta:editing-duration>
    <meta:generator>LibreOffice/4.2.7.2$Linux_X86_64 LibreOffice_project/420m0$Build-2</meta:generator>
    <meta:document-statistic meta:table-count="0" meta:image-count="1" meta:object-count="0" meta:page-count="1" meta:paragraph-count="24" meta:word-count="121" meta:character-count="764" meta:non-whitespace-character-count="677"/>
  </office:meta>
</office:document-meta>
</file>